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53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0.480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583in"/>
    </style:style>
    <style:style style:name="co6" style:family="table-column">
      <style:table-column-properties fo:break-before="auto" style:column-width="0.471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3839in"/>
    </style:style>
    <style:style style:name="co9" style:family="table-column">
      <style:table-column-properties fo:break-before="auto" style:column-width="0.4492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 style:data-style-name="N0"/>
    <style:style style:name="ce9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Captain Keegs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Theyd Brawler</text:p>
          </table:table-cell>
          <table:table-cell table:number-columns-repeated="10"/>
        </table:table-row>
        <table:table-row table:style-name="ro3">
          <table:table-cell table:style-name="Default"/>
          <table:table-cell table:number-columns-repeated="10"/>
        </table:table-row>
        <table:table-row table:style-name="ro4">
          <table:table-cell table:style-name="ce2" office:value-type="string">
            <text:p>Stat</text:p>
          </table:table-cell>
          <table:table-cell table:style-name="ce2" office:value-type="string">
            <text:p>Score</text:p>
          </table:table-cell>
          <table:table-cell table:style-name="ce2" office:value-type="string">
            <text:p>Bonus</text:p>
          </table:table-cell>
          <table:table-cell/>
          <table:table-cell table:style-name="ce2" office:value-type="string">
            <text:p>Skill</text:p>
          </table:table-cell>
          <table:table-cell table:style-name="ce2" office:value-type="string">
            <text:p>Rank</text:p>
          </table:table-cell>
          <table:table-cell table:style-name="ce2" office:value-type="string">
            <text:p>Stat</text:p>
          </table:table-cell>
          <table:table-cell table:style-name="ce2" office:value-type="string">
            <text:p>Bkg</text:p>
          </table:table-cell>
          <table:table-cell table:style-name="ce2" office:value-type="string">
            <text:p>Final Value</text:p>
          </table:table-cell>
          <table:table-cell table:style-name="ce2" office:value-type="string">
            <text:p>Imp</text:p>
          </table:table-cell>
          <table:table-cell table:style-name="ce9" office:value-type="string">
            <text:p>Chks</text:p>
          </table:table-cell>
        </table:table-row>
        <table:table-row table:style-name="ro3">
          <table:table-cell office:value-type="string">
            <text:p>Muscle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Brawling+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kil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Dirty Fighting+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Reflex</text:p>
          </table:table-cell>
          <table:table-cell office:value-type="float" office:value="13">
            <text:p>13</text:p>
          </table:table-cell>
          <table:table-cell office:value-type="float" office:value="1.5">
            <text:p>1.5</text:p>
          </table:table-cell>
          <table:table-cell/>
          <table:table-cell table:style-name="ce3" office:value-type="string">
            <text:p>Thrown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oughnes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 office:value-type="string">
            <text:p>Wit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/>
          <table:table-cell table:style-name="ce3" office:value-type="string">
            <text:p>Athlet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table:style-name="ce5" office:value-type="string">
            <text:p>Climb+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Charisma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/>
          <table:table-cell table:style-name="ce5" office:value-type="string">
            <text:p>Locks+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3" office:value-type="string">
            <text:p>Sailing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2"/>
        </table:table-row>
        <table:table-row table:style-name="ro3">
          <table:table-cell office:value-type="string">
            <text:p>Hit Points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5" office:value-type="string">
            <text:p>Sleight of Hand+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Init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Sneak+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Move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3" office:value-type="string">
            <text:p>Streetwise</text:p>
          </table:table-cell>
          <table:table-cell office:value-type="float" office:value="8">
            <text:p>8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Base Def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office:value-type="string">
            <text:p>Tactics+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.5">
            <text:p>0.5</text:p>
          </table:table-cell>
          <table:table-cell table:style-name="ce7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ce3" office:value-type="string">
            <text:p>Trade</text:p>
          </table:table-cell>
          <table:table-cell office:value-type="float" office:value="8">
            <text:p>8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Armo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string">
            <text:p>Track</text:p>
          </table:table-cell>
          <table:table-cell office:value-type="float" office:value="8">
            <text:p>8</text:p>
          </table:table-cell>
          <table:table-cell office:value-type="float" office:value="-0.5">
            <text:p>-0.5</text:p>
          </table:table-cell>
          <table:table-cell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Free Check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Traps+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-0.5">
            <text:p>-0.5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XP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3"/>
          <table:table-cell table:style-name="ce3" office:value-type="string">
            <text:p>Dodg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3"/>
          <table:table-cell table:style-name="ce3" office:value-type="string">
            <text:p>Search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ce2" office:value-type="string">
            <text:p>Breath Control</text:p>
          </table:table-cell>
          <table:table-cell office:value-type="string">
            <text:p>You may hold your breath 5 rounds/TOU. You get +4 to save vs. gas attacks</text:p>
          </table:table-cell>
          <table:table-cell table:number-columns-repeated="9"/>
        </table:table-row>
        <table:table-row table:style-name="ro3">
          <table:table-cell table:style-name="ce2" office:value-type="string">
            <text:p>Claws</text:p>
          </table:table-cell>
          <table:table-cell office:value-type="string">
            <text:p>You get Brawling for free and your unarmed attacks do MUS+1d6</text:p>
          </table:table-cell>
          <table:table-cell table:number-columns-repeated="9"/>
        </table:table-row>
        <table:table-row table:style-name="ro3">
          <table:table-cell table:style-name="ce2" office:value-type="string">
            <text:p>Patron God: Ulder</text:p>
          </table:table-cell>
          <table:table-cell office:value-type="string">
            <text:p>You get +1 to all divination, theology, magic checks dealing with Ulder</text:p>
          </table:table-cell>
          <table:table-cell table:number-columns-repeated="9"/>
        </table:table-row>
        <table:table-row table:style-name="ro3">
          <table:table-cell table:style-name="ce2" office:value-type="string">
            <text:p>Natural Swimmer</text:p>
          </table:table-cell>
          <table:table-cell office:value-type="string">
            <text:p>You get +2 to Athlete (swim) checks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0"/>
        </table:table-row>
        <table:table-row table:style-name="ro3">
          <table:table-cell table:style-name="ce2" office:value-type="string">
            <text:p>Mutineer</text:p>
          </table:table-cell>
          <table:table-cell office:value-type="string">
            <text:p>If you surprise an target who is not already in combat, you get +2 damage and +1 to all wound dice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0"/>
        </table:table-row>
        <table:table-row table:style-name="ro3">
          <table:table-cell office:value-type="string">
            <text:p>Inventory</text:p>
          </table:table-cell>
          <table:table-cell table:number-columns-repeated="10"/>
        </table:table-row>
        <table:table-row table:style-name="ro3">
          <table:table-cell table:style-name="Default" office:value-type="string">
            <text:p>3 throwing knives</text:p>
          </table:table-cell>
          <table:table-cell table:number-columns-repeated="10"/>
        </table:table-row>
        <table:table-row table:style-name="ro4">
          <table:table-cell table:style-name="Default" office:value-type="string">
            <text:p>Lockpicks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9/02/2017</text:date>, <text:time>15:2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goun</meta:initial-creator>
    <meta:creation-date>2017-09-02T15:01:51.13</meta:creation-date>
    <dc:date>2017-09-02T15:27:01.89</dc:date>
    <dc:creator>Chris Magoun</dc:creator>
    <meta:editing-duration>PT9M29S</meta:editing-duration>
    <meta:editing-cycles>3</meta:editing-cycles>
    <meta:generator>OpenOffice/4.1.3$Win32 OpenOffice.org_project/413m1$Build-9783</meta:generator>
    <meta:printed-by>Chris Magoun</meta:printed-by>
    <meta:print-date>2017-09-02T15:26:56.17</meta:print-date>
    <meta:document-statistic meta:table-count="3" meta:cell-count="147" meta:object-count="0"/>
  </office:meta>
</office:document-meta>
</file>